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6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8" style:family="paragraph" style:parent-style-name="Text_20_body">
      <style:paragraph-properties fo:margin-top="0cm" fo:margin-bottom="0cm" style:contextual-spacing="fals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-left="0.318cm" loext:padding-right="0cm" loext:padding-top="0cm" loext:padding-bottom="0cm" loext:border-left="3pt solid #04aa6d" loext:border-right="none" loext:border-top="none" loext:border-bottom="none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paragraph-rsid="00028979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rsid="00028979" officeooo:paragraph-rsid="00028979" loext:padding="0cm" loext:border="none"/>
    </style:style>
    <style:style style:name="P1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16" style:family="paragraph" style:parent-style-name="Text_20_body" style:list-style-name="L1">
      <style:paragraph-properties fo:margin-left="0cm" fo:margin-right="0cm" fo:text-indent="0cm" style:auto-text-indent="false"/>
    </style:style>
    <style:style style:name="P17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T1" style:family="text">
      <style:text-properties loext:padding="0cm" loext:border="none"/>
    </style:style>
    <style:style style:name="T2" style:family="text">
      <style:text-properties fo:color="#a52a2a" loext:opacity="100%"/>
    </style:style>
    <style:style style:name="T3" style:family="text">
      <style:text-properties fo:color="#a52a2a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4" style:family="text">
      <style:text-properties fo:color="#0000cd" loext:opacity="100%"/>
    </style:style>
    <style:style style:name="T5" style:family="text">
      <style:text-properties fo:color="#0000cd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6" style:family="text">
      <style:text-properties fo:color="#ff0000" loext:opacity="100%"/>
    </style:style>
    <style:style style:name="T7" style:family="text">
      <style:text-properties fo:color="#ff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T10" style:family="text">
      <style:text-properties officeooo:rsid="00028979"/>
    </style:style>
    <style:style style:name="T11" style:family="text">
      <style:text-properties officeooo:rsid="00028979" loext:padding="0cm" loext:border="none"/>
    </style:style>
    <style:style style:name="T12" style:family="text">
      <style:text-properties officeooo:rsid="0002f7ec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fo:border="solid" loext:decorative="false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xlink:href="https://www.w3schools.com/html/exercise.asp?filename=exercise_html_classes1" xlink:type="simple">
          <form:properties>
            <form:property form:property-name="PropertyChangeNotificationEnabled" office:value-type="boolean" office:boolean-value="true"/>
          </form:properties>
          <form:text form:name="ex1" form:control-implementation="ooo:com.sun.star.form.component.TextField" xml:id="control1" form:id="control1" form:max-length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x2" form:control-implementation="ooo:com.sun.star.form.component.TextField" xml:id="control2" form:id="control2" form:max-length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x3" form:control-implementation="ooo:com.sun.star.form.component.TextField" xml:id="control3" form:id="control3" form:max-length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x4" form:control-implementation="ooo:com.sun.star.form.component.TextField" xml:id="control4" form:id="control4" form:max-length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  <form:form form:name="unnamed1" form:apply-filter="true" form:method="post" form:control-implementation="ooo:com.sun.star.form.component.Form" xlink:href="https://www.w3schools.com/html/exercise.asp?filename=exercise_html_classes1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0">El a</text:span>tributo <text:span text:style-name="T10">class de </text:span>HTML</text:h>
      <text:p text:style-name="P11"/>
      <text:p text:style-name="Horizontal_20_Line"/>
      <text:p text:style-name="P4">El atributo <text:span text:style-name="Source_20_Text"><text:span text:style-name="T1">class </text:span></text:span><text:span text:style-name="Source_20_Text"><text:span text:style-name="T11">de </text:span></text:span>HTML se utiliza para especificar una clase para un elemento HTML.</text:p>
      <text:p text:style-name="P4">Varios elementos HTML pueden compartir la misma clase.</text:p>
      <text:p text:style-name="Horizontal_20_Line"/>
      <text:h text:style-name="P2" text:outline-level="2">Usando el atributo <text:span text:style-name="T10">class</text:span></text:h>
      <text:p text:style-name="P4">El atributo <text:span text:style-name="Source_20_Text"><text:span text:style-name="T1">class </text:span></text:span>se utiliza a menudo para señalar el nombre de una clase en una hoja de estilo. También puede ser utilizado por JavaScript para acceder y manipular elementos con el nombre de clase específico.</text:p>
      <text:p text:style-name="P4">En el siguiente ejemplo tenemos tres elementos <text:span text:style-name="Source_20_Text"><text:span text:style-name="T1">&lt;div&gt; </text:span></text:span>con un atributo <text:span text:style-name="Source_20_Text"><text:span text:style-name="T1">class</text:span></text:span> con el valor de "<text:span text:style-name="T10">city</text:span>". Los tres elementos <text:span text:style-name="Source_20_Text"><text:span text:style-name="T1">&lt;div&gt; </text:span></text:span>tendrán el mismo estilo según la definición de estilo <text:span text:style-name="Source_20_Text"><text:span text:style-name="T1">.city </text:span></text:span>en la sección <text:span text:style-name="T10">head</text:span>:</text:p>
      <text:h text:style-name="P6" text:outline-level="3">Ejemplo</text:h>
      <text:p text:style-name="P9"><text:span text:style-name="T4">&lt;</text:span><text:span text:style-name="T2">!DOCTYPE</text:span><text:span text:style-name="T6"> html</text:span><text:span text:style-name="T4">&gt;</text:span><text:line-break/><text:span text:style-name="T4">&lt;</text:span><text:span text:style-name="T2">html</text:span><text:span text:style-name="T4">&gt;</text:span><text:line-break/><text:span text:style-name="T4">&lt;</text:span><text:span text:style-name="T2">head</text:span><text:span text:style-name="T4">&gt;</text:span><text:line-break/><text:span text:style-name="T4">&lt;</text:span><text:span text:style-name="T2">style</text:span><text:span text:style-name="T4">&gt;</text:span><text:span text:style-name="T2"><text:line-break/>.city </text:span><text:span text:style-name="T8">{</text:span><text:span text:style-name="T6"><text:line-break/>  background-color</text:span><text:span text:style-name="T8">:</text:span><text:span text:style-name="T4"> tomato</text:span><text:span text:style-name="T8">;</text:span><text:span text:style-name="T6"><text:line-break/>  color</text:span><text:span text:style-name="T8">:</text:span><text:span text:style-name="T4"> white</text:span><text:span text:style-name="T8">;</text:span><text:span text:style-name="T6"><text:line-break/>  border</text:span><text:span text:style-name="T8">:</text:span><text:span text:style-name="T4"> 2px solid black</text:span><text:span text:style-name="T8">;</text:span><text:span text:style-name="T6"><text:line-break/>  margin</text:span><text:span text:style-name="T8">:</text:span><text:span text:style-name="T4"> 20px</text:span><text:span text:style-name="T8">;</text:span><text:span text:style-name="T6"><text:line-break/>  padding</text:span><text:span text:style-name="T8">:</text:span><text:span text:style-name="T4"> 20px</text:span><text:span text:style-name="T8">;</text:span><text:span text:style-name="T6"><text:line-break/></text:span><text:span text:style-name="T8">}</text:span><text:span text:style-name="T2"><text:line-break/></text:span><text:span text:style-name="T4">&lt;</text:span><text:span text:style-name="T2">/style</text:span><text:span text:style-name="T4">&gt;</text:span><text:line-break/><text:span text:style-name="T4">&lt;</text:span><text:span text:style-name="T2">/head</text:span><text:span text:style-name="T4">&gt;</text:span><text:line-break/><text:span text:style-name="T4">&lt;</text:span><text:span text:style-name="T2">body</text:span><text:span text:style-name="T4">&gt;</text:span><text:line-break/><text:line-break/><text:span text:style-name="T4">&lt;</text:span><text:span text:style-name="T2">div</text:span><text:span text:style-name="T6"> class</text:span><text:span text:style-name="T4">="city"&gt;</text:span><text:line-break/>  <text:span text:style-name="T4">&lt;</text:span><text:span text:style-name="T2">h2</text:span><text:span text:style-name="T4">&gt;</text:span>London<text:span text:style-name="T4">&lt;</text:span><text:span text:style-name="T2">/h2</text:span><text:span text:style-name="T4">&gt;</text:span><text:line-break/>  <text:span text:style-name="T4">&lt;</text:span><text:span text:style-name="T2">p</text:span><text:span text:style-name="T4">&gt;</text:span>London is the capital of England.<text:span text:style-name="T4">&lt;</text:span><text:span text:style-name="T2">/p</text:span><text:span text:style-name="T4">&gt;</text:span><text:line-break/><text:span text:style-name="T4">&lt;</text:span><text:span text:style-name="T2">/div</text:span><text:span text:style-name="T4">&gt;</text:span><text:line-break/><text:line-break/><text:span text:style-name="T4">&lt;</text:span><text:span text:style-name="T2">div</text:span><text:span text:style-name="T6"> class</text:span><text:span text:style-name="T4">="city"&gt;</text:span><text:line-break/>  <text:span text:style-name="T4">&lt;</text:span><text:span text:style-name="T2">h2</text:span><text:span text:style-name="T4">&gt;</text:span>Paris<text:span text:style-name="T4">&lt;</text:span><text:span text:style-name="T2">/h2</text:span><text:span text:style-name="T4">&gt;</text:span><text:line-break/>  <text:span text:style-name="T4">&lt;</text:span><text:span text:style-name="T2">p</text:span><text:span text:style-name="T4">&gt;</text:span>Paris is the capital of France.<text:span text:style-name="T4">&lt;</text:span><text:span text:style-name="T2">/p</text:span><text:span text:style-name="T4">&gt;</text:span><text:line-break/><text:span text:style-name="T4">&lt;</text:span><text:span text:style-name="T2">/div</text:span><text:span text:style-name="T4">&gt;</text:span><text:line-break/><text:line-break/><text:soft-page-break/><text:span text:style-name="T4">&lt;</text:span><text:span text:style-name="T2">div</text:span><text:span text:style-name="T6"> class</text:span><text:span text:style-name="T4">="city"&gt;</text:span><text:line-break/>  <text:span text:style-name="T4">&lt;</text:span><text:span text:style-name="T2">h2</text:span><text:span text:style-name="T4">&gt;</text:span>Tokyo<text:span text:style-name="T4">&lt;</text:span><text:span text:style-name="T2">/h2</text:span><text:span text:style-name="T4">&gt;</text:span><text:line-break/>  <text:span text:style-name="T4">&lt;</text:span><text:span text:style-name="T2">p</text:span><text:span text:style-name="T4">&gt;</text:span>Tokyo is the capital of Japan.<text:span text:style-name="T4">&lt;</text:span><text:span text:style-name="T2">/p</text:span><text:span text:style-name="T4">&gt;</text:span><text:line-break/><text:span text:style-name="T4">&lt;</text:span><text:span text:style-name="T2">/div</text:span><text:span text:style-name="T4">&gt;</text:span><text:line-break/><text:line-break/><text:span text:style-name="T4">&lt;</text:span><text:span text:style-name="T2">/body</text:span><text:span text:style-name="T4">&gt;</text:span><text:line-break/><text:span text:style-name="T4">&lt;</text:span><text:span text:style-name="T2">/html</text:span><text:span text:style-name="T4">&gt;</text:span></text:p>
      <text:p text:style-name="P7"><text:s/></text:p>
      <text:p text:style-name="P4">En el siguiente ejemplo tenemos dos elementos <text:span text:style-name="Source_20_Text"><text:span text:style-name="T1">&lt;span&gt; </text:span></text:span>con un atributo <text:s/><text:span text:style-name="Source_20_Text"><text:span text:style-name="T1">class </text:span></text:span>con el valor de "not<text:span text:style-name="T10">e</text:span>". Ambos elementos <text:span text:style-name="Source_20_Text"><text:span text:style-name="T1">&lt;span&gt; </text:span></text:span>tendrán el mismo estilo según <text:span text:style-name="T10">la </text:span>definición de estilo <text:s/><text:span text:style-name="Source_20_Text"><text:span text:style-name="T1">.note </text:span></text:span> en la sección <text:span text:style-name="T10">head</text:span>:</text:p>
      <text:h text:style-name="P6" text:outline-level="3">Ejemplo</text:h>
      <text:p text:style-name="P9"><text:span text:style-name="T4">&lt;</text:span><text:span text:style-name="T2">!DOCTYPE</text:span><text:span text:style-name="T6"> html</text:span><text:span text:style-name="T4">&gt;</text:span><text:line-break/><text:span text:style-name="T4">&lt;</text:span><text:span text:style-name="T2">html</text:span><text:span text:style-name="T4">&gt;</text:span><text:line-break/><text:span text:style-name="T4">&lt;</text:span><text:span text:style-name="T2">head</text:span><text:span text:style-name="T4">&gt;</text:span><text:line-break/><text:span text:style-name="T4">&lt;</text:span><text:span text:style-name="T2">style</text:span><text:span text:style-name="T4">&gt;</text:span><text:span text:style-name="T2"><text:line-break/>.note </text:span><text:span text:style-name="T8">{</text:span><text:span text:style-name="T6"><text:line-break/>  font-size</text:span><text:span text:style-name="T8">:</text:span><text:span text:style-name="T4"> 120%</text:span><text:span text:style-name="T8">;</text:span><text:span text:style-name="T6"><text:line-break/>  color</text:span><text:span text:style-name="T8">:</text:span><text:span text:style-name="T4"> red</text:span><text:span text:style-name="T8">;</text:span><text:span text:style-name="T6"><text:line-break/></text:span><text:span text:style-name="T8">}</text:span><text:span text:style-name="T2"><text:line-break/></text:span><text:span text:style-name="T4">&lt;</text:span><text:span text:style-name="T2">/style</text:span><text:span text:style-name="T4">&gt;</text:span><text:line-break/><text:span text:style-name="T4">&lt;</text:span><text:span text:style-name="T2">/head</text:span><text:span text:style-name="T4">&gt;</text:span><text:line-break/><text:span text:style-name="T4">&lt;</text:span><text:span text:style-name="T2">body</text:span><text:span text:style-name="T4">&gt;</text:span><text:line-break/><text:line-break/><text:span text:style-name="T4">&lt;</text:span><text:span text:style-name="T2">h1</text:span><text:span text:style-name="T4">&gt;</text:span>My <text:span text:style-name="T4">&lt;</text:span><text:span text:style-name="T2">span</text:span><text:span text:style-name="T6"> class</text:span><text:span text:style-name="T4">="note"&gt;</text:span>Important<text:span text:style-name="T4">&lt;</text:span><text:span text:style-name="T2">/span</text:span><text:span text:style-name="T4">&gt;</text:span> Heading<text:span text:style-name="T4">&lt;</text:span><text:span text:style-name="T2">/h1</text:span><text:span text:style-name="T4">&gt;</text:span><text:line-break/><text:span text:style-name="T4">&lt;</text:span><text:span text:style-name="T2">p</text:span><text:span text:style-name="T4">&gt;</text:span>This is some <text:span text:style-name="T4">&lt;</text:span><text:span text:style-name="T2">span</text:span><text:span text:style-name="T6"> class</text:span><text:span text:style-name="T4">="note"&gt;</text:span>important<text:span text:style-name="T4">&lt;</text:span><text:span text:style-name="T2">/span</text:span><text:span text:style-name="T4">&gt;</text:span> text.<text:span text:style-name="T4">&lt;</text:span><text:span text:style-name="T2">/p</text:span><text:span text:style-name="T4">&gt;</text:span><text:line-break/><text:line-break/><text:span text:style-name="T4">&lt;</text:span><text:span text:style-name="T2">/body</text:span><text:span text:style-name="T4">&gt;</text:span><text:line-break/><text:span text:style-name="T4">&lt;</text:span><text:span text:style-name="T2">/html</text:span><text:span text:style-name="T4">&gt;</text:span></text:p>
      <text:p text:style-name="P7"><text:s/></text:p>
      <text:p text:style-name="P4"><text:span text:style-name="Strong_20_Emphasis"><text:span text:style-name="T1">Consejo: </text:span></text:span><text:span text:style-name="T1">El atributo <text:s/></text:span><text:span text:style-name="Source_20_Text"><text:span text:style-name="T1">class </text:span></text:span><text:span text:style-name="T1">se puede utilizar en </text:span><text:span text:style-name="Strong_20_Emphasis"><text:span text:style-name="T1">cualquier </text:span></text:span><text:span text:style-name="T1">elemento HTML.</text:span></text:p>
      <text:p text:style-name="P4"><text:span text:style-name="Strong_20_Emphasis"><text:span text:style-name="T1">Nota: ¡</text:span></text:span><text:span text:style-name="T1">El nombre de la clase distingue entre mayúsculas y minúsculas!</text:span></text:p>
      <text:p text:style-name="P7"/>
      <text:p text:style-name="Horizontal_20_Line"/>
      <text:h text:style-name="P2" text:outline-level="2">La sintaxis de la clase</text:h>
      <text:p text:style-name="P4">Para crear una clase, escriba un carácter de punto (.), seguido del nombre de una clase. Luego, defina las propiedades CSS entre llaves {}:</text:p>
      <text:h text:style-name="P6" text:outline-level="3">Ejemplo</text:h>
      <text:p text:style-name="P7">Crea una clase llamada "<text:span text:style-name="T10">city</text:span>":</text:p>
      <text:p text:style-name="P9"><text:soft-page-break/><text:span text:style-name="T4">&lt;</text:span><text:span text:style-name="T2">!DOCTYPE</text:span><text:span text:style-name="T6"> html</text:span><text:span text:style-name="T4">&gt;</text:span><text:line-break/><text:span text:style-name="T4">&lt;</text:span><text:span text:style-name="T2">html</text:span><text:span text:style-name="T4">&gt;</text:span><text:line-break/><text:span text:style-name="T4">&lt;</text:span><text:span text:style-name="T2">head</text:span><text:span text:style-name="T4">&gt;</text:span><text:line-break/><text:span text:style-name="T4">&lt;</text:span><text:span text:style-name="T2">style</text:span><text:span text:style-name="T4">&gt;</text:span><text:span text:style-name="T2"><text:line-break/>.city </text:span><text:span text:style-name="T8">{</text:span><text:span text:style-name="T6"><text:line-break/>  background-color</text:span><text:span text:style-name="T8">:</text:span><text:span text:style-name="T4"> tomato</text:span><text:span text:style-name="T8">;</text:span><text:span text:style-name="T6"><text:line-break/>  color</text:span><text:span text:style-name="T8">:</text:span><text:span text:style-name="T4"> white</text:span><text:span text:style-name="T8">;</text:span><text:span text:style-name="T6"><text:line-break/>  padding</text:span><text:span text:style-name="T8">:</text:span><text:span text:style-name="T4"> 10px</text:span><text:span text:style-name="T8">;</text:span><text:span text:style-name="T6"><text:line-break/></text:span><text:span text:style-name="T8">}</text:span><text:span text:style-name="T2"><text:line-break/></text:span><text:span text:style-name="T4">&lt;</text:span><text:span text:style-name="T2">/style</text:span><text:span text:style-name="T4">&gt;</text:span><text:line-break/><text:span text:style-name="T4">&lt;</text:span><text:span text:style-name="T2">/head</text:span><text:span text:style-name="T4">&gt;</text:span><text:line-break/><text:span text:style-name="T4">&lt;</text:span><text:span text:style-name="T2">body</text:span><text:span text:style-name="T4">&gt;</text:span><text:line-break/><text:line-break/><text:span text:style-name="T4">&lt;</text:span><text:span text:style-name="T2">h2</text:span><text:span text:style-name="T6"> class</text:span><text:span text:style-name="T4">="city"&gt;</text:span>London<text:span text:style-name="T4">&lt;</text:span><text:span text:style-name="T2">/h2</text:span><text:span text:style-name="T4">&gt;</text:span><text:line-break/><text:span text:style-name="T4">&lt;</text:span><text:span text:style-name="T2">p</text:span><text:span text:style-name="T4">&gt;</text:span>London is the capital of England.<text:span text:style-name="T4">&lt;</text:span><text:span text:style-name="T2">/p</text:span><text:span text:style-name="T4">&gt;</text:span><text:line-break/><text:line-break/><text:span text:style-name="T4">&lt;</text:span><text:span text:style-name="T2">h2</text:span><text:span text:style-name="T6"> class</text:span><text:span text:style-name="T4">="city"&gt;</text:span>Paris<text:span text:style-name="T4">&lt;</text:span><text:span text:style-name="T2">/h2</text:span><text:span text:style-name="T4">&gt;</text:span><text:line-break/><text:span text:style-name="T4">&lt;</text:span><text:span text:style-name="T2">p</text:span><text:span text:style-name="T4">&gt;</text:span>Paris is the capital of France.<text:span text:style-name="T4">&lt;</text:span><text:span text:style-name="T2">/p</text:span><text:span text:style-name="T4">&gt;</text:span><text:line-break/><text:line-break/><text:span text:style-name="T4">&lt;</text:span><text:span text:style-name="T2">h2</text:span><text:span text:style-name="T6"> class</text:span><text:span text:style-name="T4">="city"&gt;</text:span>Tokyo<text:span text:style-name="T4">&lt;</text:span><text:span text:style-name="T2">/h2</text:span><text:span text:style-name="T4">&gt;</text:span><text:line-break/><text:span text:style-name="T4">&lt;</text:span><text:span text:style-name="T2">p</text:span><text:span text:style-name="T4">&gt;</text:span>Tokyo is the capital of Japan.<text:span text:style-name="T4">&lt;</text:span><text:span text:style-name="T2">/p</text:span><text:span text:style-name="T4">&gt;</text:span><text:line-break/><text:line-break/><text:span text:style-name="T4">&lt;</text:span><text:span text:style-name="T2">/body</text:span><text:span text:style-name="T4">&gt;</text:span><text:line-break/><text:span text:style-name="T4">&lt;</text:span><text:span text:style-name="T2">/html</text:span><text:span text:style-name="T4">&gt;</text:span></text:p>
      <text:p text:style-name="P13"><text:s/></text:p>
      <text:p text:style-name="Horizontal_20_Line"/>
      <text:h text:style-name="P2" text:outline-level="2">Múltiples clases</text:h>
      <text:p text:style-name="P4">Los elementos HTML pueden pertenecer a más de una clase.</text:p>
      <text:p text:style-name="P4">Para definir varias clases, separe los nombres de las clases con un espacio, por ejemplo, &lt;div class="city main"&gt;. El estilo del elemento se diseñará de acuerdo con todas las clases especificadas.</text:p>
      <text:p text:style-name="P4">En el siguiente ejemplo, el primer elemento <text:span text:style-name="Source_20_Text"><text:span text:style-name="T1">&lt;h2&gt; </text:span></text:span>pertenece tanto a la clase <text:span text:style-name="Source_20_Text"><text:span text:style-name="T1">city </text:span></text:span>como a la clase <text:span text:style-name="Source_20_Text"><text:span text:style-name="T1">main</text:span></text:span>, y obtendrá los estilos CSS de ambas clases: </text:p>
      <text:h text:style-name="P6" text:outline-level="3">Ejemplo</text:h>
      <text:p text:style-name="P9"><text:span text:style-name="T4">&lt;</text:span><text:span text:style-name="T2">h2</text:span><text:span text:style-name="T6"> class</text:span><text:span text:style-name="T4">="city main"&gt;</text:span>London<text:span text:style-name="T4">&lt;</text:span><text:span text:style-name="T2">/h2</text:span><text:span text:style-name="T4">&gt;</text:span><text:line-break/><text:span text:style-name="T4">&lt;</text:span><text:span text:style-name="T2">h2</text:span><text:span text:style-name="T6"> class</text:span><text:span text:style-name="T4">="city"&gt;</text:span>Paris<text:span text:style-name="T4">&lt;</text:span><text:span text:style-name="T2">/h2</text:span><text:span text:style-name="T4">&gt;</text:span><text:line-break/><text:span text:style-name="T4">&lt;</text:span><text:span text:style-name="T2">h2</text:span><text:span text:style-name="T6"> class</text:span><text:span text:style-name="T4">="city"&gt;</text:span>Tokyo<text:span text:style-name="T4">&lt;</text:span><text:span text:style-name="T2">/h2</text:span><text:span text:style-name="T4">&gt;</text:span></text:p>
      <text:p text:style-name="P13"><text:s/></text:p>
      <text:p text:style-name="Horizontal_20_Line"/>
      <text:h text:style-name="P2" text:outline-level="2">Diferentes elementos pueden compartir la misma clase</text:h>
      <text:p text:style-name="P4">Diferentes elementos HTML pueden apuntar al mismo nombre de clase.</text:p>
      <text:p text:style-name="P4"><text:soft-page-break/>En el siguiente ejemplo, ambos <text:span text:style-name="Source_20_Text"><text:span text:style-name="T1">&lt;h2&gt; </text:span></text:span><text:span text:style-name="Source_20_Text"><text:span text:style-name="T11">y</text:span></text:span> <text:span text:style-name="Source_20_Text"><text:span text:style-name="T1">&lt;p&gt; </text:span></text:span><text:span text:style-name="Source_20_Text"><text:span text:style-name="T11">apuntan </text:span></text:span>a la clase "<text:span text:style-name="T10">city</text:span>" y compartirán el mismo estilo:</text:p>
      <text:h text:style-name="P6" text:outline-level="3">Ejemplo</text:h>
      <text:p text:style-name="P9"><text:span text:style-name="T4">&lt;</text:span><text:span text:style-name="T2">h2</text:span><text:span text:style-name="T6"> class</text:span><text:span text:style-name="T4">="city"&gt;</text:span>Paris<text:span text:style-name="T4">&lt;</text:span><text:span text:style-name="T2">/h2</text:span><text:span text:style-name="T4">&gt;</text:span><text:line-break/><text:span text:style-name="T4">&lt;</text:span><text:span text:style-name="T2">p</text:span><text:span text:style-name="T6"> class</text:span><text:span text:style-name="T4">="city"&gt;</text:span>Paris is the capital of France<text:span text:style-name="T4">&lt;</text:span><text:span text:style-name="T2">/p</text:span><text:span text:style-name="T4">&gt;</text:span></text:p>
      <text:p text:style-name="P13"><text:s/></text:p>
      <text:p text:style-name="Horizontal_20_Line"/>
      <text:h text:style-name="P2" text:outline-level="2">Uso del atributo de clase en JavaScript</text:h>
      <text:p text:style-name="P4">JavaScript también puede utilizar el nombre de la clase para realizar determinadas tareas para elementos específicos.</text:p>
      <text:p text:style-name="P4">JavaScript puede acceder a elementos con un nombre de clase específico con el <text:span text:style-name="Source_20_Text"><text:span text:style-name="T1">getElementsByClassName()</text:span></text:span>método:</text:p>
      <text:h text:style-name="P6" text:outline-level="3">Ejemplo</text:h>
      <text:p text:style-name="P7">Haga clic en un botón para ocultar todos los elementos con el nombre de clase "ciudad":</text:p>
      <text:p text:style-name="P3"><text:span text:style-name="T5">&lt;</text:span><text:span text:style-name="T3">script</text:span><text:span text:style-name="T5">&gt;</text:span><text:span text:style-name="T9"><text:line-break/></text:span><text:span text:style-name="T5">function</text:span><text:span text:style-name="T9"> myFunction() {<text:line-break/>  </text:span><text:span text:style-name="T5">var</text:span><text:span text:style-name="T9"> x = </text:span><text:span text:style-name="Strong_20_Emphasis"><text:span text:style-name="T9">document.getElementsByClassName(</text:span></text:span><text:span text:style-name="Strong_20_Emphasis"><text:span text:style-name="T3">"city"</text:span></text:span><text:span text:style-name="Strong_20_Emphasis"><text:span text:style-name="T9">)</text:span></text:span><text:span text:style-name="T9">;<text:line-break/>  </text:span><text:span text:style-name="T5">for</text:span><text:span text:style-name="T9"> (</text:span><text:span text:style-name="T5">var</text:span><text:span text:style-name="T9"> i = </text:span><text:span text:style-name="T7">0</text:span><text:span text:style-name="T9">; i &lt; x.length; i++) {<text:line-break/>    x[i].style.display = </text:span><text:span text:style-name="T3">"none"</text:span><text:span text:style-name="T9">;<text:line-break/>  }<text:line-break/>}<text:line-break/></text:span><text:span text:style-name="T5">&lt;</text:span><text:span text:style-name="T3">/script</text:span><text:span text:style-name="T5">&gt;</text:span></text:p>
      <text:p text:style-name="P14">Ejemplo completo:</text:p>
      <text:p text:style-name="P10">&lt;!DOCTYPE html&gt;</text:p>
      <text:p text:style-name="P10">&lt;html&gt;</text:p>
      <text:p text:style-name="P10">&lt;body&gt;</text:p>
      <text:p text:style-name="P10"/>
      <text:p text:style-name="P10">&lt;h2&gt;Use of The class Attribute in JavaScript&lt;/h2&gt;</text:p>
      <text:p text:style-name="P10">&lt;p&gt;Click the button to hide all elements with class name "city":&lt;/p&gt;</text:p>
      <text:p text:style-name="P10"/>
      <text:p text:style-name="P10">&lt;button onclick="myFunction()"&gt;Hide elements&lt;/button&gt;</text:p>
      <text:p text:style-name="P10"/>
      <text:p text:style-name="P10">&lt;h2 class="city"&gt;London&lt;/h2&gt;</text:p>
      <text:p text:style-name="P10">&lt;p&gt;London is the capital of England.&lt;/p&gt;</text:p>
      <text:p text:style-name="P10"/>
      <text:p text:style-name="P10"><text:soft-page-break/>&lt;h2 class="city"&gt;Paris&lt;/h2&gt;</text:p>
      <text:p text:style-name="P10">&lt;p&gt;Paris is the capital of France.&lt;/p&gt;</text:p>
      <text:p text:style-name="P10"/>
      <text:p text:style-name="P10">&lt;h2 class="city"&gt;Tokyo&lt;/h2&gt;</text:p>
      <text:p text:style-name="P10">&lt;p&gt;Tokyo is the capital of Japan.&lt;/p&gt;</text:p>
      <text:p text:style-name="P10"/>
      <text:p text:style-name="P10">&lt;script&gt;</text:p>
      <text:p text:style-name="P10">function myFunction() {</text:p>
      <text:p text:style-name="P10"><text:s text:c="2"/>var x = document.getElementsByClassName("city");</text:p>
      <text:p text:style-name="P10"><text:s text:c="2"/>for (var i = 0; i &lt; x.length; i++) {</text:p>
      <text:p text:style-name="P10"><text:s text:c="4"/>x[i].style.display = "none";</text:p>
      <text:p text:style-name="P10"><text:s text:c="2"/>}</text:p>
      <text:p text:style-name="P10">}</text:p>
      <text:p text:style-name="P10">&lt;/script&gt;</text:p>
      <text:p text:style-name="P10"/>
      <text:p text:style-name="P10">&lt;/body&gt;</text:p>
      <text:p text:style-name="P10">&lt;/html&gt;</text:p>
      <text:p text:style-name="P10"/>
      <text:p text:style-name="P7"/>
      <text:p text:style-name="P4"><text:span text:style-name="T1">No se preocupe si no comprende el código del ejemplo anterior. Aprenderá más sobre JavaScript en </text:span><text:span text:style-name="T11">el capítulo de javascript.</text:span></text:p>
      <text:p text:style-name="Horizontal_20_Line"/>
      <text:h text:style-name="P2" text:outline-level="2">Resumen del capítulo</text:h>
      <text:list text:style-name="L1">
        <text:list-item>
          <text:p text:style-name="P15">El atributo <text:span text:style-name="Source_20_Text"><text:span text:style-name="T1">class </text:span></text:span><text:span text:style-name="Source_20_Text"><text:span text:style-name="T11">de </text:span></text:span>HTML especifica uno o más nombres de clase para un elemento.</text:p>
        </text:list-item>
        <text:list-item>
          <text:p text:style-name="P15">CSS y JavaScript utilizan clases para seleccionar y acceder a elementos específicos.</text:p>
        </text:list-item>
        <text:list-item>
          <text:p text:style-name="P15">El atributo <text:span text:style-name="Source_20_Text"><text:span text:style-name="T1">class</text:span></text:span> se puede utilizar en cualquier elemento HTML.</text:p>
        </text:list-item>
        <text:list-item>
          <text:p text:style-name="P15">El nombre de la clase distingue entre mayúsculas y minúsculas.</text:p>
        </text:list-item>
        <text:list-item>
          <text:p text:style-name="P15">Diferentes elementos HTML pueden apuntar al mismo nombre de clase</text:p>
        </text:list-item>
        <text:list-item>
          <text:p text:style-name="P16">JavaScript puede acceder a elementos con un nombre de clase específico con el método <text:span text:style-name="Source_20_Text"><text:span text:style-name="T1">getElementsByClassName() </text:span></text:span></text:p>
        </text:list-item>
      </text:list>
      <text:p text:style-name="Horizontal_20_Line"/>
      <text:h text:style-name="P2" text:outline-level="2"><text:soft-page-break/>Ejercicios HTML</text:h>
      <text:h text:style-name="P2" text:outline-level="2">Ponte a prueba con ejercicios</text:h>
      <text:h text:style-name="P5" text:outline-level="2">Ejercicio:</text:h>
      <text:p text:style-name="P7">Cree un selector de clase llamado "especial".</text:p>
      <text:p text:style-name="P7">Agregue una propiedad de color con el valor "azul" dentro de la clase "special".</text:p>
      <text:p text:style-name="P7">&lt;!DOCTYPE html&gt;<text:line-break/>&lt;html&gt;<text:line-break/>&lt;<text:span text:style-name="T12">head</text:span>&gt;<text:line-break/>&lt;<text:span text:style-name="T12">style</text:span>&gt;<text:line-break/><draw:control text:anchor-type="as-char" draw:z-index="0" draw:name="Forma1" draw:style-name="gr1" draw:text-style-name="P17" svg:width="2.276cm" svg:height="0.662cm" draw:control="control1"/> <draw:control text:anchor-type="as-char" draw:z-index="1" draw:name="Forma2" draw:style-name="gr1" draw:text-style-name="P17" svg:width="0.424cm" svg:height="0.662cm" draw:control="control2"/><text:line-break/>  <draw:control text:anchor-type="as-char" draw:z-index="2" draw:name="Forma3" draw:style-name="gr1" draw:text-style-name="P17" svg:width="2.805cm" svg:height="0.662cm" draw:control="control3"/>;<text:line-break/><draw:control text:anchor-type="as-char" draw:z-index="3" draw:name="Forma4" draw:style-name="gr1" draw:text-style-name="P17" svg:width="0.424cm" svg:height="0.662cm" draw:control="control4"/><text:line-break/>&lt;/style&gt;<text:line-break/>&lt;/head&gt;<text:line-break/>&lt;body&gt;<text:line-break/><text:line-break/>&lt;p class="special"&gt;Mi párrafo&lt;/p&gt;<text:line-break/><text:line-break/>&lt;/body&gt;<text:line-break/>&lt;/html&gt;</text:p>
      <text:p text:style-name="P8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16:08:12.806000000</meta:creation-date>
    <dc:date>2024-02-28T16:17:38.872000000</dc:date>
    <meta:editing-duration>PT8M42S</meta:editing-duration>
    <meta:editing-cycles>2</meta:editing-cycles>
    <meta:generator>LibreOffice/7.6.0.3$Windows_X86_64 LibreOffice_project/69edd8b8ebc41d00b4de3915dc82f8f0fc3b6265</meta:generator>
    <meta:document-statistic meta:table-count="0" meta:image-count="0" meta:object-count="0" meta:page-count="6" meta:paragraph-count="78" meta:word-count="743" meta:character-count="5054" meta:non-whitespace-character-count="4308"/>
  </office:meta>
</office:document-meta>
</file>